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536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5" style:family="paragraph">
      <style:paragraph-properties fo:text-align="end" style:writing-mode="rl-tb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4" style:family="text">
      <style:text-properties fo:font-family="'XB Tabriz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id="id9" draw:layer="layout" svg:width="3.016cm" svg:height="2.864cm" svg:x="3.015cm" svg:y="0.413cm" svg:viewBox="0 0 3017 2865" svg:d="m1391 2743h203v-224c608-39 1062-497 1062-1087s-454-1048-1062-1087v-224h-203v226c-593 53-1031 505-1031 1085s438 1032 1031 1085zm117-2517c855 0 1509 620 1509 1432s-654 1433-1509 1433-1508-621-1508-1433 653-1432 1508-1432z">
          <draw:glue-point draw:id="4" svg:x="4.753cm" svg:y="1.842cm"/>
          <draw:glue-point draw:id="5" svg:x="-2.353cm" svg:y="4.502cm"/>
          <text:p/>
        </draw:path>
        <draw:path draw:style-name="gr1" draw:text-style-name="P1" draw:id="id5" draw:layer="layout" svg:width="2.009cm" svg:height="1.639cm" svg:x="3.549cm" svg:y="1.022cm" svg:viewBox="0 0 2010 1640" svg:d="m1404 85 133-77c75-44 260 99 368 286s139 419 64 462l-133 77-49-85-1237 714 54 94-132 76c-74 43-258-101-366-288s-140-417-66-460l132-76 43 74 1237-714z">
          <draw:glue-point draw:id="4" svg:x="0.562cm" svg:y="1.871cm"/>
          <draw:glue-point draw:id="5" svg:x="4.502cm" svg:y="-3.146cm"/>
          <draw:glue-point draw:id="6" svg:x="4.855cm" svg:y="-1.969cm"/>
          <text:p/>
        </draw:path>
        <draw:frame draw:style-name="gr2" draw:text-style-name="P2" draw:layer="layout" svg:width="0.862cm" svg:height="0.806cm" draw:transform="rotate (0.5235987755982) translate (4.451cm 1.382cm)">
          <draw:text-box>
            <text:p><text:span text:style-name="T1">N</text:span></text:p>
          </draw:text-box>
        </draw:frame>
        <draw:frame draw:style-name="gr2" draw:text-style-name="P2" draw:id="id7" draw:layer="layout" svg:width="0.832cm" svg:height="0.806cm" draw:transform="rotate (0.5235987755982) translate (3.463cm 1.991cm)">
          <draw:text-box>
            <text:p><text:span text:style-name="T1">S</text:span></text:p>
          </draw:text-box>
        </draw:frame>
        <draw:path draw:style-name="gr3" draw:text-style-name="P1" draw:layer="layout" svg:width="0.402cm" svg:height="0.79cm" draw:transform="skewX (-0.183957703160168) rotate (-1.29922309518552) translate (5.23449665778925cm 0.818651098467987cm)" svg:viewBox="0 0 403 791" svg:d="m0-9645c22-4 41 7 62 12 19 5 37 18 56 26 21 9 39 23 52 38 15 17 36 30 45 50 10 20 27 39 35 61 8 20 19 42 28 62s21 42 23 63c2 20 11 40 13 59s9 41 14 60 11 40 14 59 8 40 13 59c5 20 7 42 16 61s8 41 13 60 9 38 12 57c3 18 8 37 6 56l1 7">
          <text:p/>
        </draw:path>
        <draw:path draw:style-name="gr3" draw:text-style-name="P1" draw:layer="layout" svg:width="1.097cm" svg:height="0.046cm" draw:transform="rotate (-2.61677214751579) translate (4.62259801671649cm 1.55803287904542cm)" svg:viewBox="0 0 1098 47" svg:d="m0-7328c25 2 51 1 77 0 23-2 51 1 75-1 23-1 49 7 72 8 23 2 46 6 69 8 25 2 52 7 78 6s48 2 73 3c24 1 49 3 73 5 25 3 51 3 75 2 24 0 49 2 74-1 27-3 56-1 82-3s54-1 80-2c24 0 50 1 75 2s50-2 74 4c23 6 48 3 72 6l22 4 23 4 4 1">
          <text:p/>
        </draw:path>
        <draw:path draw:style-name="gr3" draw:text-style-name="P1" draw:layer="layout" svg:width="0.468cm" svg:height="0.653cm" draw:transform="rotate (-2.01323729217627) translate (3.79854934571411cm 1.76278216054065cm)" svg:viewBox="0 0 469 654" svg:d="m0-7722c24 5 45-7 64-18 19-12 42-12 63-23 17-9 39-15 59-23 21-7 40-24 63-35 19-9 38-24 59-33 20-8 38-21 55-34s30-34 46-51c16-18 29-41 40-63 12-23 14-53 17-79 3-25 5-52 1-78-4-20-11-40-16-62s-20-39-30-59c-10-18-23-38-41-51l-17-18-13-17-10-9">
          <text:p/>
        </draw:path>
        <draw:path draw:style-name="gr3" draw:text-style-name="P1" draw:layer="layout" svg:width="1.054cm" svg:height="1.141cm" draw:transform="rotate (2.30069301997849) translate (4.37776927970094cm 1.54257035871202cm)" svg:viewBox="0 0 1055 1142" svg:d="m0 5598c25-1 65 17 88 11 25-7 49-19 73-21 25-3 51-12 75-19 22-7 48-14 68-23 23-11 48-17 68-29s44-20 63-32 37-26 53-39c17-15 35-27 53-39 19-14 33-32 51-46 17-13 31-32 45-48s29-32 42-47c15-16 29-32 43-47s25-36 37-51c14-17 22-38 35-55s21-39 34-55c14-17 25-37 32-57 8-22 20-42 28-63 6-21 16-42 27-60 13-19 19-41 29-60 11-22 20-46 31-67 10-20 16-45 27-64 11-22 8-47 16-70 10-25 14-53 20-79 5-22 12-48 17-70">
          <text:p/>
        </draw:path>
        <draw:path draw:style-name="gr3" draw:text-style-name="P1" draw:layer="layout" svg:width="0.831cm" svg:height="0.229cm" draw:transform="rotate (-2.4116959604065) translate (3.82819037171466cm 0.924096136226739cm)" svg:viewBox="0 0 832 230" svg:d="m0-6255c28 2 55 2 82 2 29 0 56-14 84-14 26 1 54 0 80-7 25-6 53-8 78-16s50-13 74-23c22-9 47-15 70-21 24-7 48-15 72-25 21-9 45-14 65-27 20-12 47-17 71-24 22-7 46-19 66-32 20-14 45-20 67-31l20-10h3">
          <text:p/>
        </draw:path>
        <draw:path draw:style-name="gr3" draw:text-style-name="P1" draw:layer="layout" svg:width="2.056cm" svg:height="1.601cm" draw:transform="rotate (3.1415926535892) translate (5.87600138329515cm 3.20399999998767cm)" svg:viewBox="0 0 2057 1602" svg:d="m1224-6397c111-10 222-6 331 10 119 17 239 34 341 96 113 69 147 209 160 331 14 135-86 244-171 331-96 99-240 123-341 213-100 89-215 160-331 224-114 63-224 135-341 192-107 52-203 141-331 150-110 8-218 53-331 42-139-14-179-162-202-277-23-117 11-216 10-331-1-118 71-228 128-331 73-132 193-228 299-330 95-92 234-165 354-222 105-50 195-78 308-98l117-11h11z">
          <text:p/>
        </draw:path>
        <draw:line draw:style-name="gr4" draw:text-style-name="P1" draw:layer="layout" svg:x1="4.346cm" svg:y1="1.703cm" svg:x2="4.478cm" svg:y2="1.622cm">
          <text:p/>
        </draw:line>
        <draw:line draw:style-name="gr4" draw:text-style-name="P1" draw:layer="layout" svg:x1="4.519cm" svg:y1="2.079cm" svg:x2="4.701cm" svg:y2="1.967cm">
          <text:p/>
        </draw:line>
        <draw:frame draw:style-name="gr2" draw:text-style-name="P3" draw:layer="layout" svg:width="0.697cm" svg:height="0.645cm" svg:x="4.411cm" svg:y="0.296cm">
          <draw:text-box>
            <text:p><text:span text:style-name="T2">a</text:span></text:p>
          </draw:text-box>
        </draw:frame>
        <draw:frame draw:style-name="gr2" draw:text-style-name="P3" draw:layer="layout" svg:width="0.815cm" svg:height="0.645cm" svg:x="4.394cm" svg:y="2.678cm">
          <draw:text-box>
            <text:p><text:span text:style-name="T2">-a</text:span></text:p>
          </draw:text-box>
        </draw:frame>
        <draw:custom-shape draw:style-name="gr5" draw:text-style-name="P1" draw:id="id2" draw:layer="layout" svg:width="0.101cm" svg:height="0.101cm" svg:x="4.458cm" svg:y="0.597cm">
          <text:p/>
          <draw:enhanced-geometry svg:viewBox="0 0 21600 21600" draw:glue-points="10800 0 3163 3163 0 10800 3163 18437 10800 21600 18437 18437 21600 10800 18437 3163" draw:text-areas="3163 3163 18437 18437" draw:type="ring" draw:modifiers="211.76470588235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id="id3" draw:layer="layout" svg:width="0.102cm" svg:height="0.102cm" svg:x="4.457cm" svg:y="2.993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id="id1" draw:layer="layout" svg:width="2.687cm" svg:height="0.861cm" svg:x="0.15cm" svg:y="0.284cm">
          <draw:text-box>
            <text:p><text:span text:style-name="T3">ٹرن ساکن کائل</text:span><text:span text:style-name="T4"> </text:span><text:span text:style-name="T4">N</text:span></text:p>
          </draw:text-box>
        </draw:frame>
        <draw:connector draw:style-name="gr4" draw:text-style-name="P1" draw:layer="layout" draw:type="curve" svg:x1="2.837cm" svg:y1="0.714cm" svg:x2="4.508cm" svg:y2="0.698cm" draw:start-shape="id1" draw:start-glue-point="1" draw:end-shape="id2" draw:end-glue-point="8" svg:d="m2837 714c1215 0 1012 243 1126 427s545 308 545-443">
          <text:p/>
        </draw:connector>
        <draw:connector draw:style-name="gr4" draw:text-style-name="P1" draw:layer="layout" draw:type="curve" svg:x1="2.837cm" svg:y1="0.714cm" svg:x2="4.471cm" svg:y2="3.079cm" draw:start-shape="id1" draw:end-shape="id3" draw:end-glue-point="7" svg:d="m2837 714c1215 0 398 2365 1634 2365">
          <text:p/>
        </draw:connector>
        <draw:frame draw:style-name="gr6" draw:text-style-name="P4" draw:id="id8" draw:layer="layout" svg:width="1.886cm" svg:height="0.802cm" svg:x="0.034cm" svg:y="2.535cm">
          <draw:text-box>
            <text:p><text:span text:style-name="T3">ساکن حصہ</text:span></text:p>
          </draw:text-box>
        </draw:frame>
        <draw:frame draw:style-name="gr2" draw:text-style-name="P4" draw:id="id4" draw:layer="layout" svg:width="1.967cm" svg:height="0.802cm" svg:x="5.727cm" svg:y="2.638cm">
          <draw:text-box>
            <text:p><text:span text:style-name="T3">گھومتا حصہ</text:span></text:p>
          </draw:text-box>
        </draw:frame>
        <draw:connector draw:style-name="gr4" draw:text-style-name="P1" draw:layer="layout" draw:type="curve" svg:x1="5.727cm" svg:y1="3.039cm" svg:x2="4.666cm" svg:y2="2.148cm" draw:start-shape="id4" draw:start-glue-point="3" draw:end-shape="id5" draw:end-glue-point="4" svg:d="m5727 3039c-708 0-1061-297-1061-891">
          <text:p/>
        </draw:connector>
        <draw:frame draw:style-name="gr2" draw:text-style-name="P4" draw:id="id6" draw:layer="layout" svg:width="1.582cm" svg:height="0.802cm" svg:x="0.61cm" svg:y="0.972cm">
          <draw:text-box>
            <text:p><text:span text:style-name="T3">مقناطیس</text:span></text:p>
          </draw:text-box>
        </draw:frame>
        <draw:frame draw:style-name="gr2" draw:text-style-name="P4" draw:layer="layout" svg:width="2.551cm" svg:height="0.802cm" svg:x="0.007cm" svg:y="1.592cm">
          <draw:text-box>
            <text:p><text:span text:style-name="T3">مقناطیسی فلکس</text:span></text:p>
          </draw:text-box>
        </draw:frame>
        <draw:connector draw:style-name="gr4" draw:text-style-name="P1" draw:layer="layout" draw:type="curve" svg:x1="2.314cm" svg:y1="2.078cm" svg:x2="3.783cm" svg:y2="2.834cm" svg:d="m2314 2078c1102 0 368 756 1469 756">
          <text:p/>
        </draw:connector>
        <draw:connector draw:style-name="gr4" draw:text-style-name="P1" draw:layer="layout" draw:type="curve" svg:x1="2.192cm" svg:y1="1.373cm" svg:x2="3.665cm" svg:y2="2.34cm" draw:start-shape="id6" draw:end-shape="id7" draw:end-glue-point="3" svg:d="m2192 1373c954 0 218 967 1473 967">
          <text:p/>
        </draw:connector>
        <draw:frame draw:style-name="gr7" draw:text-style-name="P4" draw:id="id10" draw:layer="layout" svg:width="2.036cm" svg:height="0.813cm" svg:x="6.018cm" svg:y="1.936cm">
          <draw:text-box>
            <text:p><text:span text:style-name="T3"><text:s/></text:span><text:span text:style-name="T3">ہوائی خلاء</text:span></text:p>
          </draw:text-box>
          <draw:glue-point draw:id="4" svg:x="-3.6cm" svg:y="-1.242cm"/>
        </draw:frame>
        <draw:line draw:style-name="gr4" draw:text-style-name="P1" draw:layer="layout" svg:x1="5.811cm" svg:y1="1.364cm" svg:x2="5.602cm" svg:y2="1.48cm">
          <text:p/>
        </draw:line>
        <draw:connector draw:style-name="gr4" draw:text-style-name="P1" draw:layer="layout" draw:type="curve" draw:line-skew="0cm -0.408cm" svg:x1="1.92cm" svg:y1="2.936cm" svg:x2="3.814cm" svg:y2="3.134cm" draw:start-shape="id8" draw:start-glue-point="1" draw:end-shape="id9" draw:end-glue-point="5" svg:d="m1920 2936c822 0 685 218 953 356s941 197 941-158">
          <text:p/>
        </draw:connector>
        <draw:line draw:style-name="gr8" draw:text-style-name="P1" draw:id="id12" draw:layer="layout" svg:x1="6.069cm" svg:y1="1.855cm" svg:x2="7.054cm" svg:y2="1.855cm">
          <text:p/>
        </draw:line>
        <draw:frame draw:style-name="gr9" draw:layer="layout" svg:width="0.624cm" svg:height="0.529cm" svg:x="6.313cm" svg:y="1.0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8" draw:text-style-name="P1" draw:layer="layout" svg:x1="6.648cm" svg:y1="1.845cm" svg:x2="6.607cm" svg:y2="1.611cm">
          <text:p/>
        </draw:line>
        <draw:line draw:style-name="gr4" draw:text-style-name="P1" draw:layer="layout" svg:x1="6.455cm" svg:y1="1.113cm" svg:x2="6.282cm" svg:y2="0.818cm">
          <text:p/>
        </draw:line>
        <draw:connector draw:style-name="gr4" draw:text-style-name="P1" draw:layer="layout" draw:type="curve" draw:line-skew="-0.449cm" svg:x1="6.304cm" svg:y1="2.242cm" svg:x2="5.529cm" svg:y2="1.52cm" draw:start-shape="id10" draw:start-glue-point="4" draw:end-shape="id5" draw:end-glue-point="6" svg:d="m6304 2242c-1446 0-1058-722-775-722">
          <text:p/>
        </draw:connector>
        <draw:line draw:style-name="gr10" draw:text-style-name="P1" draw:layer="layout" svg:x1="4.525cm" svg:y1="1.794cm" svg:x2="6.414cm" svg:y2="0.768cm">
          <text:p/>
        </draw:line>
        <draw:frame draw:style-name="gr2" draw:text-style-name="P4" draw:id="id11" draw:layer="layout" svg:width="1.7cm" svg:height="1.353cm" svg:x="7.21cm" svg:y="-0.033cm">
          <draw:text-box>
            <text:p text:style-name="P5"><text:span text:style-name="T3">محور <text:s/>سے</text:span></text:p>
            <text:p text:style-name="P5"><text:span text:style-name="T3"><text:s/>اُفقی لکیر</text:span></text:p>
          </draw:text-box>
        </draw:frame>
        <draw:connector draw:style-name="gr4" draw:text-style-name="P1" draw:layer="layout" draw:type="curve" svg:x1="8.06cm" svg:y1="1.32cm" svg:x2="7.054cm" svg:y2="1.855cm" draw:start-shape="id11" draw:start-glue-point="2" draw:end-shape="id12" draw:end-glue-point="1" svg:d="m8060 1320c0 357-335 535-1006 5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23T13:29:18</dc:date>
    <dc:creator>khalid khan</dc:creator>
    <meta:editing-duration>PT03H13M07S</meta:editing-duration>
    <meta:editing-cycles>26</meta:editing-cycles>
    <meta:generator>OpenOffice.org/3.1$Linux OpenOffice.org_project/310m19$Build-9420</meta:generator>
    <meta:document-statistic meta:object-count="3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m</math:mi>
    </math:msub>
    <math:annotation math:encoding="StarMath 5.0">%theta_m</math:annotation>
  </math:semantics>
</math:math>
</file>